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6">
            <text:p>5.26</text:p>
          </table:table-cell>
          <table:table-cell table:formula="oooc:=CEILING(([.T5]-[.W5]/2);[.W5])" office:value-type="float" office:value="320">
            <text:p>3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Y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[.$D5]*[$globals.$C$34]/[.$K5]" office:value-type="float" office:value="315.6">
            <text:p>315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40">
            <text:p>140</text:p>
          </table:table-cell>
          <table:table-cell table:formula="oooc:=CEILING(([.R6]-[.V6]/2);[.V6])" office:value-type="float" office:value="6.59">
            <text:p>6.59</text:p>
          </table:table-cell>
          <table:table-cell table:formula="oooc:=CEILING(([.T6]-[.W6]/2);[.W6])" office:value-type="float" office:value="400">
            <text:p>40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5.1759042410222">
            <text:p>15.18</text:p>
          </table:table-cell>
          <table:table-cell table:formula="oooc:=[.AA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Y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[.$D6]*[$globals.$C$34]/[.$K6]" office:value-type="float" office:value="395.4">
            <text:p>395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26">
            <text:p>8.26</text:p>
          </table:table-cell>
          <table:table-cell table:formula="oooc:=CEILING(([.T7]-[.W7]/2);[.W7])" office:value-type="float" office:value="500">
            <text:p>5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3.0308069532675">
            <text:p>23.03</text:p>
          </table:table-cell>
          <table:table-cell table:formula="oooc:=[.AA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Y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[.$D7]*[$globals.$C$34]/[.$K7]" office:value-type="float" office:value="495.6">
            <text:p>495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30">
            <text:p>330</text:p>
          </table:table-cell>
          <table:table-cell table:formula="oooc:=CEILING(([.R8]-[.V8]/2);[.V8])" office:value-type="float" office:value="10.35">
            <text:p>10.35</text:p>
          </table:table-cell>
          <table:table-cell table:formula="oooc:=CEILING(([.T8]-[.W8]/2);[.W8])" office:value-type="float" office:value="620">
            <text:p>6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4.9513320916255">
            <text:p>34.95</text:p>
          </table:table-cell>
          <table:table-cell table:formula="oooc:=[.AA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Y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[.$D8]*[$globals.$C$34]/[.$K8]" office:value-type="float" office:value="621">
            <text:p>621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00">
            <text:p>500</text:p>
          </table:table-cell>
          <table:table-cell table:formula="oooc:=CEILING(([.R9]-[.V9]/2);[.V9])" office:value-type="float" office:value="12.97">
            <text:p>12.97</text:p>
          </table:table-cell>
          <table:table-cell table:formula="oooc:=CEILING(([.T9]-[.W9]/2);[.W9])" office:value-type="float" office:value="780">
            <text:p>78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3.0418068918675">
            <text:p>53.04</text:p>
          </table:table-cell>
          <table:table-cell table:formula="oooc:=[.AA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Y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[.$D9]*[$globals.$C$34]/[.$K9]" office:value-type="float" office:value="778.2">
            <text:p>778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60">
            <text:p>760</text:p>
          </table:table-cell>
          <table:table-cell table:formula="oooc:=CEILING(([.R10]-[.V10]/2);[.V10])" office:value-type="float" office:value="16.25">
            <text:p>16.25</text:p>
          </table:table-cell>
          <table:table-cell table:formula="oooc:=CEILING(([.T10]-[.W10]/2);[.W10])" office:value-type="float" office:value="970">
            <text:p>97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0.4957382161771">
            <text:p>80.5</text:p>
          </table:table-cell>
          <table:table-cell table:formula="oooc:=[.AA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Y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[.$D10]*[$globals.$C$34]/[.$K10]" office:value-type="float" office:value="975">
            <text:p>975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98000">
            <text:p>98,000</text:p>
          </table:table-cell>
          <table:table-cell table:formula="oooc:=CEILING(([.R21]-[.V21]/2);[.V21])" office:value-type="float" office:value="4.22">
            <text:p>4.22</text:p>
          </table:table-cell>
          <table:table-cell table:formula="oooc:=CEILING(([.T21]-[.W21]/2);[.W21])" office:value-type="float" office:value="250">
            <text:p>250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9596.31564151829">
            <text:p>9596.32</text:p>
          </table:table-cell>
          <table:table-cell table:formula="oooc:=[.AA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Y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[.$D21]*[$globals.$C$34]/[.$K21]" office:value-type="float" office:value="253.2">
            <text:p>253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50000">
            <text:p>150,000</text:p>
          </table:table-cell>
          <table:table-cell table:formula="oooc:=CEILING(([.R22]-[.V22]/2);[.V22])" office:value-type="float" office:value="5.29">
            <text:p>5.29</text:p>
          </table:table-cell>
          <table:table-cell table:formula="oooc:=CEILING(([.T22]-[.W22]/2);[.W22])" office:value-type="float" office:value="320">
            <text:p>320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4563.2767242305">
            <text:p>14563.28</text:p>
          </table:table-cell>
          <table:table-cell table:formula="oooc:=[.AA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Y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[.$D22]*[$globals.$C$34]/[.$K22]" office:value-type="float" office:value="317.4">
            <text:p>317.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30000">
            <text:p>230,000</text:p>
          </table:table-cell>
          <table:table-cell table:formula="oooc:=CEILING(([.R23]-[.V23]/2);[.V23])" office:value-type="float" office:value="6.63">
            <text:p>6.63</text:p>
          </table:table-cell>
          <table:table-cell table:formula="oooc:=CEILING(([.T23]-[.W23]/2);[.W23])" office:value-type="float" office:value="400">
            <text:p>400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2101.0893002429">
            <text:p>22101.09</text:p>
          </table:table-cell>
          <table:table-cell table:formula="oooc:=[.AA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Y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[.$D23]*[$globals.$C$34]/[.$K23]" office:value-type="float" office:value="397.8">
            <text:p>397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40000">
            <text:p>340,000</text:p>
          </table:table-cell>
          <table:table-cell table:formula="oooc:=CEILING(([.R24]-[.V24]/2);[.V24])" office:value-type="float" office:value="8.31">
            <text:p>8.31</text:p>
          </table:table-cell>
          <table:table-cell table:formula="oooc:=CEILING(([.T24]-[.W24]/2);[.W24])" office:value-type="float" office:value="500">
            <text:p>500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3540.4014842766">
            <text:p>33540.4</text:p>
          </table:table-cell>
          <table:table-cell table:formula="oooc:=[.AA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Y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[.$D24]*[$globals.$C$34]/[.$K24]" office:value-type="float" office:value="498.6">
            <text:p>498.6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20000">
            <text:p>520,000</text:p>
          </table:table-cell>
          <table:table-cell table:formula="oooc:=CEILING(([.R25]-[.V25]/2);[.V25])" office:value-type="float" office:value="10.41">
            <text:p>10.41</text:p>
          </table:table-cell>
          <table:table-cell table:formula="oooc:=CEILING(([.T25]-[.W25]/2);[.W25])" office:value-type="float" office:value="620">
            <text:p>620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0900.592113082">
            <text:p>50900.59</text:p>
          </table:table-cell>
          <table:table-cell table:formula="oooc:=[.AA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Y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[.$D25]*[$globals.$C$34]/[.$K25]" office:value-type="float" office:value="624.6">
            <text:p>624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790000">
            <text:p>790,000</text:p>
          </table:table-cell>
          <table:table-cell table:formula="oooc:=CEILING(([.R26]-[.V26]/2);[.V26])" office:value-type="float" office:value="13.04">
            <text:p>13.04</text:p>
          </table:table-cell>
          <table:table-cell table:formula="oooc:=CEILING(([.T26]-[.W26]/2);[.W26])" office:value-type="float" office:value="780">
            <text:p>780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77246.2511719462">
            <text:p>77246.25</text:p>
          </table:table-cell>
          <table:table-cell table:formula="oooc:=[.AA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Y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[.$D26]*[$globals.$C$34]/[.$K26]" office:value-type="float" office:value="782.4">
            <text:p>782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600000">
            <text:p>1,600,000</text:p>
          </table:table-cell>
          <table:table-cell table:formula="oooc:=CEILING(([.R29]-[.V29]/2);[.V29])" office:value-type="float" office:value="7.63">
            <text:p>7.63</text:p>
          </table:table-cell>
          <table:table-cell table:formula="oooc:=CEILING(([.T29]-[.W29]/2);[.W29])" office:value-type="float" office:value="460">
            <text:p>460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297273.903910601">
            <text:p>297273.9</text:p>
          </table:table-cell>
          <table:table-cell table:formula="oooc:=[.AA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Y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[.$D29]*[$globals.$C$34]/[.$K29]" office:value-type="float" office:value="457.8">
            <text:p>457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400000">
            <text:p>2,400,000</text:p>
          </table:table-cell>
          <table:table-cell table:formula="oooc:=CEILING(([.R30]-[.V30]/2);[.V30])" office:value-type="float" office:value="9.56">
            <text:p>9.56</text:p>
          </table:table-cell>
          <table:table-cell table:formula="oooc:=CEILING(([.T30]-[.W30]/2);[.W30])" office:value-type="float" office:value="570">
            <text:p>570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51140.02991021">
            <text:p>451140.03</text:p>
          </table:table-cell>
          <table:table-cell table:formula="oooc:=[.AA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Y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[.$D30]*[$globals.$C$34]/[.$K30]" office:value-type="float" office:value="573.6">
            <text:p>573.6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3600000">
            <text:p>3,600,000</text:p>
          </table:table-cell>
          <table:table-cell table:formula="oooc:=CEILING(([.R31]-[.V31]/2);[.V31])" office:value-type="float" office:value="11.98">
            <text:p>11.98</text:p>
          </table:table-cell>
          <table:table-cell table:formula="oooc:=CEILING(([.T31]-[.W31]/2);[.W31])" office:value-type="float" office:value="720">
            <text:p>720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684645.789320923">
            <text:p>684645.79</text:p>
          </table:table-cell>
          <table:table-cell table:formula="oooc:=[.AA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Y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[.$D31]*[$globals.$C$34]/[.$K31]" office:value-type="float" office:value="718.8">
            <text:p>718.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5500000">
            <text:p>5,500,000</text:p>
          </table:table-cell>
          <table:table-cell table:formula="oooc:=CEILING(([.R32]-[.V32]/2);[.V32])" office:value-type="float" office:value="15">
            <text:p>15</text:p>
          </table:table-cell>
          <table:table-cell table:formula="oooc:=CEILING(([.T32]-[.W32]/2);[.W32])" office:value-type="float" office:value="900">
            <text:p>9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039011.89377534">
            <text:p>1039011.89</text:p>
          </table:table-cell>
          <table:table-cell table:formula="oooc:=[.AA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Y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[.$D32]*[$globals.$C$34]/[.$K32]" office:value-type="float" office:value="900">
            <text:p>900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8300000">
            <text:p>8,300,000</text:p>
          </table:table-cell>
          <table:table-cell table:formula="oooc:=CEILING(([.R33]-[.V33]/2);[.V33])" office:value-type="float" office:value="18.8">
            <text:p>18.8</text:p>
          </table:table-cell>
          <table:table-cell table:formula="oooc:=CEILING(([.T33]-[.W33]/2);[.W33])" office:value-type="float" office:value="1100">
            <text:p>1100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576794.50052176">
            <text:p>1576794.5</text:p>
          </table:table-cell>
          <table:table-cell table:formula="oooc:=[.AA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Y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[.$D33]*[$globals.$C$34]/[.$K33]" office:value-type="float" office:value="1128">
            <text:p>112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23.55">
            <text:p>23.55</text:p>
          </table:table-cell>
          <table:table-cell table:formula="oooc:=CEILING(([.T34]-[.W34]/2);[.W34])" office:value-type="float" office:value="1400">
            <text:p>1400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392928.23476887">
            <text:p>2392928.23</text:p>
          </table:table-cell>
          <table:table-cell table:formula="oooc:=[.AA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Y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[.$D34]*[$globals.$C$34]/[.$K34]" office:value-type="float" office:value="1413">
            <text:p>1413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55000000">
            <text:p>55,000,000</text:p>
          </table:table-cell>
          <table:table-cell table:formula="oooc:=CEILING(([.R37]-[.V37]/2);[.V37])" office:value-type="float" office:value="6.2">
            <text:p>6.2</text:p>
          </table:table-cell>
          <table:table-cell table:formula="oooc:=CEILING(([.T37]-[.W37]/2);[.W37])" office:value-type="float" office:value="370">
            <text:p>370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9208927.38916486">
            <text:p>9208927.39</text:p>
          </table:table-cell>
          <table:table-cell table:formula="oooc:=[.AA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Y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[.$D37]*[$globals.$C$34]/[.$K37]" office:value-type="float" office:value="372">
            <text:p>37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84000000">
            <text:p>84,000,000</text:p>
          </table:table-cell>
          <table:table-cell table:formula="oooc:=CEILING(([.R38]-[.V38]/2);[.V38])" office:value-type="float" office:value="7.77">
            <text:p>7.77</text:p>
          </table:table-cell>
          <table:table-cell table:formula="oooc:=CEILING(([.T38]-[.W38]/2);[.W38])" office:value-type="float" office:value="470">
            <text:p>470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3975380.0220492">
            <text:p>13975380.02</text:p>
          </table:table-cell>
          <table:table-cell table:formula="oooc:=[.AA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Y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[.$D38]*[$globals.$C$34]/[.$K38]" office:value-type="float" office:value="466.2">
            <text:p>466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30000000">
            <text:p>130,000,000</text:p>
          </table:table-cell>
          <table:table-cell table:formula="oooc:=CEILING(([.R39]-[.V39]/2);[.V39])" office:value-type="float" office:value="9.73">
            <text:p>9.73</text:p>
          </table:table-cell>
          <table:table-cell table:formula="oooc:=CEILING(([.T39]-[.W39]/2);[.W39])" office:value-type="float" office:value="580">
            <text:p>580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1208902.8946514">
            <text:p>21208902.89</text:p>
          </table:table-cell>
          <table:table-cell table:formula="oooc:=[.AA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Y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[.$D39]*[$globals.$C$34]/[.$K39]" office:value-type="float" office:value="583.8">
            <text:p>583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90000000">
            <text:p>190,000,000</text:p>
          </table:table-cell>
          <table:table-cell table:formula="oooc:=CEILING(([.R40]-[.V40]/2);[.V40])" office:value-type="float" office:value="12.19">
            <text:p>12.19</text:p>
          </table:table-cell>
          <table:table-cell table:formula="oooc:=CEILING(([.T40]-[.W40]/2);[.W40])" office:value-type="float" office:value="730">
            <text:p>730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2186427.9386367">
            <text:p>32186427.94</text:p>
          </table:table-cell>
          <table:table-cell table:formula="oooc:=[.AA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Y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[.$D40]*[$globals.$C$34]/[.$K40]" office:value-type="float" office:value="731.4">
            <text:p>731.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90000000">
            <text:p>290,000,000</text:p>
          </table:table-cell>
          <table:table-cell table:formula="oooc:=CEILING(([.R41]-[.V41]/2);[.V41])" office:value-type="float" office:value="15.27">
            <text:p>15.27</text:p>
          </table:table-cell>
          <table:table-cell table:formula="oooc:=CEILING(([.T41]-[.W41]/2);[.W41])" office:value-type="float" office:value="920">
            <text:p>920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48845814.8257312">
            <text:p>48845814.83</text:p>
          </table:table-cell>
          <table:table-cell table:formula="oooc:=[.AA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Y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[.$D41]*[$globals.$C$34]/[.$K41]" office:value-type="float" office:value="916.2">
            <text:p>916.2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40000000">
            <text:p>440,000,000</text:p>
          </table:table-cell>
          <table:table-cell table:formula="oooc:=CEILING(([.R42]-[.V42]/2);[.V42])" office:value-type="float" office:value="19.14">
            <text:p>19.14</text:p>
          </table:table-cell>
          <table:table-cell table:formula="oooc:=CEILING(([.T42]-[.W42]/2);[.W42])" office:value-type="float" office:value="1100">
            <text:p>1100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74127940.8369998">
            <text:p>74127940.84</text:p>
          </table:table-cell>
          <table:table-cell table:formula="oooc:=[.AA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Y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[.$D42]*[$globals.$C$34]/[.$K42]" office:value-type="float" office:value="1148.4">
            <text:p>1148.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58">
            <text:p>5.58</text:p>
          </table:table-cell>
          <table:table-cell table:formula="oooc:=CEILING(([.T45]-[.W45]/2);[.W45])" office:value-type="float" office:value="330">
            <text:p>330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285273421.39125">
            <text:p>285273421.39</text:p>
          </table:table-cell>
          <table:table-cell table:formula="oooc:=[.AA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Y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[.$D45]*[$globals.$C$34]/[.$K45]" office:value-type="float" office:value="334.8">
            <text:p>334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700000000">
            <text:p>2,700,000,000</text:p>
          </table:table-cell>
          <table:table-cell table:formula="oooc:=CEILING(([.R46]-[.V46]/2);[.V46])" office:value-type="float" office:value="6.99">
            <text:p>6.99</text:p>
          </table:table-cell>
          <table:table-cell table:formula="oooc:=CEILING(([.T46]-[.W46]/2);[.W46])" office:value-type="float" office:value="420">
            <text:p>420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32928212.554238">
            <text:p>432928212.55</text:p>
          </table:table-cell>
          <table:table-cell table:formula="oooc:=[.AA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Y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[.$D46]*[$globals.$C$34]/[.$K46]" office:value-type="float" office:value="419.4">
            <text:p>41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100000000">
            <text:p>4,100,000,000</text:p>
          </table:table-cell>
          <table:table-cell table:formula="oooc:=CEILING(([.R47]-[.V47]/2);[.V47])" office:value-type="float" office:value="8.76">
            <text:p>8.76</text:p>
          </table:table-cell>
          <table:table-cell table:formula="oooc:=CEILING(([.T47]-[.W47]/2);[.W47])" office:value-type="float" office:value="530">
            <text:p>530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657007709.696001">
            <text:p>657007709.7</text:p>
          </table:table-cell>
          <table:table-cell table:formula="oooc:=[.AA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Y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[.$D47]*[$globals.$C$34]/[.$K47]" office:value-type="float" office:value="525.6">
            <text:p>525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200000000">
            <text:p>6,200,000,000</text:p>
          </table:table-cell>
          <table:table-cell table:formula="oooc:=CEILING(([.R48]-[.V48]/2);[.V48])" office:value-type="float" office:value="10.97">
            <text:p>10.97</text:p>
          </table:table-cell>
          <table:table-cell table:formula="oooc:=CEILING(([.T48]-[.W48]/2);[.W48])" office:value-type="float" office:value="660">
            <text:p>660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997068608.795981">
            <text:p>997068608.8</text:p>
          </table:table-cell>
          <table:table-cell table:formula="oooc:=[.AA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Y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[.$D48]*[$globals.$C$34]/[.$K48]" office:value-type="float" office:value="658.2">
            <text:p>65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400000000">
            <text:p>9,400,000,000</text:p>
          </table:table-cell>
          <table:table-cell table:formula="oooc:=CEILING(([.R49]-[.V49]/2);[.V49])" office:value-type="float" office:value="13.75">
            <text:p>13.75</text:p>
          </table:table-cell>
          <table:table-cell table:formula="oooc:=CEILING(([.T49]-[.W49]/2);[.W49])" office:value-type="float" office:value="820">
            <text:p>820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513141772.8817">
            <text:p>1513141772.88</text:p>
          </table:table-cell>
          <table:table-cell table:formula="oooc:=[.AA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Y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[.$D49]*[$globals.$C$34]/[.$K49]" office:value-type="float" office:value="825">
            <text:p>825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4000000000">
            <text:p>14,000,000,000</text:p>
          </table:table-cell>
          <table:table-cell table:formula="oooc:=CEILING(([.R50]-[.V50]/2);[.V50])" office:value-type="float" office:value="17.22">
            <text:p>17.22</text:p>
          </table:table-cell>
          <table:table-cell table:formula="oooc:=CEILING(([.T50]-[.W50]/2);[.W50])" office:value-type="float" office:value="1000">
            <text:p>1000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296329464.83432">
            <text:p>2296329464.83</text:p>
          </table:table-cell>
          <table:table-cell table:formula="oooc:=[.AA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Y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[.$D50]*[$globals.$C$34]/[.$K50]" office:value-type="float" office:value="1033.2">
            <text:p>1033.2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8837177394.6249">
            <text:p>8837177394.62</text:p>
          </table:table-cell>
          <table:table-cell table:formula="oooc:=[.AA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3411215790.1753">
            <text:p>13411215790.18</text:p>
          </table:table-cell>
          <table:table-cell table:formula="oooc:=[.AA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0352732658.7385">
            <text:p>20352732658.74</text:p>
          </table:table-cell>
          <table:table-cell table:formula="oooc:=[.AA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0887112187.2141">
            <text:p>30887112187.21</text:p>
          </table:table-cell>
          <table:table-cell table:formula="oooc:=[.AA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46873985683.487">
            <text:p>46873985683.49</text:p>
          </table:table-cell>
          <table:table-cell table:formula="oooc:=[.AA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1135511812.7643">
            <text:p>71135511812.76</text:p>
          </table:table-cell>
          <table:table-cell table:formula="oooc:=[.AA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85582.7885332671">
            <text:p>85582.79</text:p>
          </table:table-cell>
          <table:table-cell table:formula="oooc:=[.AA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20472.083638323">
            <text:p>220472.08</text:p>
          </table:table-cell>
          <table:table-cell table:formula="oooc:=[.AA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567184.862025352">
            <text:p>567184.86</text:p>
          </table:table-cell>
          <table:table-cell table:formula="oooc:=[.AA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457274.46520837">
            <text:p>1457274.47</text:p>
          </table:table-cell>
          <table:table-cell table:formula="oooc:=[.AA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8600">
            <text:p>8,600</text:p>
          </table:table-cell>
          <table:table-cell table:formula="oooc:=CEILING(([.R14]-[.V14]/2);[.V14])" office:value-type="float" office:value="1.51">
            <text:p>1.51</text:p>
          </table:table-cell>
          <table:table-cell table:formula="oooc:=CEILING(([.T14]-[.W14]/2);[.W14])" office:value-type="float" office:value="60">
            <text:p>60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Z13]/[.H14]/[.Y13]*[.Q14]" office:value-type="float" office:value="574.353265468219">
            <text:p>574.35</text:p>
          </table:table-cell>
          <table:table-cell table:formula="oooc:=[.AA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Y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[.$D14]*[$globals.$C$34]/[.$K14]" office:value-type="float" office:value="60.4">
            <text:p>60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">
            <text:p>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21000">
            <text:p>21,000</text:p>
          </table:table-cell>
          <table:table-cell table:formula="oooc:=CEILING(([.R15]-[.V15]/2);[.V15])" office:value-type="float" office:value="2.47">
            <text:p>2.47</text:p>
          </table:table-cell>
          <table:table-cell table:formula="oooc:=CEILING(([.T15]-[.W15]/2);[.W15])" office:value-type="float" office:value="99">
            <text:p>99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Z13]/[.H15]/[.Y13]*[.Q15]" office:value-type="float" office:value="1424.80638280779">
            <text:p>1424.81</text:p>
          </table:table-cell>
          <table:table-cell table:formula="oooc:=[.AA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Y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[.$D15]*[$globals.$C$34]/[.$K15]" office:value-type="float" office:value="98.8">
            <text:p>9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">
            <text:p>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53000">
            <text:p>53,000</text:p>
          </table:table-cell>
          <table:table-cell table:formula="oooc:=CEILING(([.R16]-[.V16]/2);[.V16])" office:value-type="float" office:value="4.04">
            <text:p>4.04</text:p>
          </table:table-cell>
          <table:table-cell table:formula="oooc:=CEILING(([.T16]-[.W16]/2);[.W16])" office:value-type="float" office:value="160">
            <text:p>160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Z13]/[.H16]/[.Y13]*[.Q16]" office:value-type="float" office:value="3534.53762787417">
            <text:p>3534.54</text:p>
          </table:table-cell>
          <table:table-cell table:formula="oooc:=[.AA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Y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[.$D16]*[$globals.$C$34]/[.$K16]" office:value-type="float" office:value="161.6">
            <text:p>161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130000">
            <text:p>130,000</text:p>
          </table:table-cell>
          <table:table-cell table:formula="oooc:=CEILING(([.R17]-[.V17]/2);[.V17])" office:value-type="float" office:value="6.6">
            <text:p>6.6</text:p>
          </table:table-cell>
          <table:table-cell table:formula="oooc:=CEILING(([.T17]-[.W17]/2);[.W17])" office:value-type="float" office:value="260">
            <text:p>260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Z13]/[.H17]/[.Y13]*[.Q17]" office:value-type="float" office:value="8768.17818449069">
            <text:p>8768.18</text:p>
          </table:table-cell>
          <table:table-cell table:formula="oooc:=[.AA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Y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[.$D17]*[$globals.$C$34]/[.$K17]" office:value-type="float" office:value="264">
            <text:p>264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330000">
            <text:p>330,000</text:p>
          </table:table-cell>
          <table:table-cell table:formula="oooc:=CEILING(([.R18]-[.V18]/2);[.V18])" office:value-type="float" office:value="10.79">
            <text:p>10.79</text:p>
          </table:table-cell>
          <table:table-cell table:formula="oooc:=CEILING(([.T18]-[.W18]/2);[.W18])" office:value-type="float" office:value="430">
            <text:p>430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Z13]/[.H18]/[.Y13]*[.Q18]" office:value-type="float" office:value="21751.3453722144">
            <text:p>21751.35</text:p>
          </table:table-cell>
          <table:table-cell table:formula="oooc:=[.AA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Y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[.$D18]*[$globals.$C$34]/[.$K18]" office:value-type="float" office:value="431.6">
            <text:p>431.6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810000">
            <text:p>810,000</text:p>
          </table:table-cell>
          <table:table-cell table:formula="oooc:=CEILING(([.R19]-[.V19]/2);[.V19])" office:value-type="float" office:value="17.63">
            <text:p>17.63</text:p>
          </table:table-cell>
          <table:table-cell table:formula="oooc:=CEILING(([.T19]-[.W19]/2);[.W19])" office:value-type="float" office:value="710">
            <text:p>710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Z13]/[.H19]/[.Y13]*[.Q19]" office:value-type="float" office:value="53958.8744145525">
            <text:p>53958.87</text:p>
          </table:table-cell>
          <table:table-cell table:formula="oooc:=[.AA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Y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[.$D19]*[$globals.$C$34]/[.$K19]" office:value-type="float" office:value="705.2">
            <text:p>705.2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">
            <text:p>1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81000">
            <text:p>81,000</text:p>
          </table:table-cell>
          <table:table-cell table:formula="oooc:=CEILING(([.R23]-[.V23]/2);[.V23])" office:value-type="float" office:value="1.85">
            <text:p>1.85</text:p>
          </table:table-cell>
          <table:table-cell table:formula="oooc:=CEILING(([.T23]-[.W23]/2);[.W23])" office:value-type="float" office:value="110">
            <text:p>110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325.809060300253">
            <text:p>325.81</text:p>
          </table:table-cell>
          <table:table-cell table:formula="oooc:=[.AA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Y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[.$D23]*[$globals.$C$34]/[.$K23]" office:value-type="float" office:value="111">
            <text:p>11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3.03">
            <text:p>3.03</text:p>
          </table:table-cell>
          <table:table-cell table:formula="oooc:=CEILING(([.T24]-[.W24]/2);[.W24])" office:value-type="float" office:value="180">
            <text:p>180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808.239208519127">
            <text:p>808.24</text:p>
          </table:table-cell>
          <table:table-cell table:formula="oooc:=[.AA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[.$D24]*[$globals.$C$34]/[.$K24]" office:value-type="float" office:value="181.8">
            <text:p>181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500000">
            <text:p>500,000</text:p>
          </table:table-cell>
          <table:table-cell table:formula="oooc:=CEILING(([.R25]-[.V25]/2);[.V25])" office:value-type="float" office:value="4.95">
            <text:p>4.95</text:p>
          </table:table-cell>
          <table:table-cell table:formula="oooc:=CEILING(([.T25]-[.W25]/2);[.W25])" office:value-type="float" office:value="300">
            <text:p>300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2005.01059603933">
            <text:p>2005.01</text:p>
          </table:table-cell>
          <table:table-cell table:formula="oooc:=[.AA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Y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[.$D25]*[$globals.$C$34]/[.$K25]" office:value-type="float" office:value="297">
            <text:p>297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200000">
            <text:p>1,200,000</text:p>
          </table:table-cell>
          <table:table-cell table:formula="oooc:=CEILING(([.R26]-[.V26]/2);[.V26])" office:value-type="float" office:value="8.09">
            <text:p>8.09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4973.85854071055">
            <text:p>4973.86</text:p>
          </table:table-cell>
          <table:table-cell table:formula="oooc:=[.AA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Y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[.$D26]*[$globals.$C$34]/[.$K26]" office:value-type="float" office:value="485.4">
            <text:p>485.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3100000">
            <text:p>3,100,000</text:p>
          </table:table-cell>
          <table:table-cell table:formula="oooc:=CEILING(([.R27]-[.V27]/2);[.V27])" office:value-type="float" office:value="13.22">
            <text:p>13.22</text:p>
          </table:table-cell>
          <table:table-cell table:formula="oooc:=CEILING(([.T27]-[.W27]/2);[.W27])" office:value-type="float" office:value="790">
            <text:p>790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12338.7222151688">
            <text:p>12338.72</text:p>
          </table:table-cell>
          <table:table-cell table:formula="oooc:=[.AA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Y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[.$D27]*[$globals.$C$34]/[.$K27]" office:value-type="float" office:value="793.2">
            <text:p>793.2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7700000">
            <text:p>7,700,000</text:p>
          </table:table-cell>
          <table:table-cell table:formula="oooc:=CEILING(([.R28]-[.V28]/2);[.V28])" office:value-type="float" office:value="21.61">
            <text:p>21.61</text:p>
          </table:table-cell>
          <table:table-cell table:formula="oooc:=CEILING(([.T28]-[.W28]/2);[.W28])" office:value-type="float" office:value="1300">
            <text:p>1300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30608.8451565311">
            <text:p>30608.85</text:p>
          </table:table-cell>
          <table:table-cell table:formula="oooc:=[.AA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Y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[.$D28]*[$globals.$C$34]/[.$K28]" office:value-type="float" office:value="1296.6">
            <text:p>1296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9000000">
            <text:p>19,000,000</text:p>
          </table:table-cell>
          <table:table-cell table:formula="oooc:=CEILING(([.R41]-[.V41]/2);[.V41])" office:value-type="float" office:value="2.44">
            <text:p>2.44</text:p>
          </table:table-cell>
          <table:table-cell table:formula="oooc:=CEILING(([.T41]-[.W41]/2);[.W41])" office:value-type="float" office:value="150">
            <text:p>15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8293.08935732297">
            <text:p>8293.09</text:p>
          </table:table-cell>
          <table:table-cell table:formula="oooc:=[.AA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Y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[.$D41]*[$globals.$C$34]/[.$K41]" office:value-type="float" office:value="146.4">
            <text:p>14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6000000">
            <text:p>46,000,000</text:p>
          </table:table-cell>
          <table:table-cell table:formula="oooc:=CEILING(([.R42]-[.V42]/2);[.V42])" office:value-type="float" office:value="3.99">
            <text:p>3.99</text:p>
          </table:table-cell>
          <table:table-cell table:formula="oooc:=CEILING(([.T42]-[.W42]/2);[.W42])" office:value-type="float" office:value="240">
            <text:p>2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20572.7857051123">
            <text:p>20572.79</text:p>
          </table:table-cell>
          <table:table-cell table:formula="oooc:=[.AA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Y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[.$D42]*[$globals.$C$34]/[.$K42]" office:value-type="float" office:value="239.4">
            <text:p>239.4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10000000">
            <text:p>110,000,000</text:p>
          </table:table-cell>
          <table:table-cell table:formula="oooc:=CEILING(([.R43]-[.V43]/2);[.V43])" office:value-type="float" office:value="6.53">
            <text:p>6.53</text:p>
          </table:table-cell>
          <table:table-cell table:formula="oooc:=CEILING(([.T43]-[.W43]/2);[.W43])" office:value-type="float" office:value="390">
            <text:p>39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51035.2045459082">
            <text:p>51035.2</text:p>
          </table:table-cell>
          <table:table-cell table:formula="oooc:=[.AA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Y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[.$D43]*[$globals.$C$34]/[.$K43]" office:value-type="float" office:value="391.8">
            <text:p>391.8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80000000">
            <text:p>280,000,000</text:p>
          </table:table-cell>
          <table:table-cell table:formula="oooc:=CEILING(([.R44]-[.V44]/2);[.V44])" office:value-type="float" office:value="10.67">
            <text:p>10.67</text:p>
          </table:table-cell>
          <table:table-cell table:formula="oooc:=CEILING(([.T44]-[.W44]/2);[.W44])" office:value-type="float" office:value="640">
            <text:p>64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126603.763844945">
            <text:p>126603.76</text:p>
          </table:table-cell>
          <table:table-cell table:formula="oooc:=[.AA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Y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[.$D44]*[$globals.$C$34]/[.$K44]" office:value-type="float" office:value="640.2">
            <text:p>640.2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10000000">
            <text:p>710,000,000</text:p>
          </table:table-cell>
          <table:table-cell table:formula="oooc:=CEILING(([.R45]-[.V45]/2);[.V45])" office:value-type="float" office:value="17.43">
            <text:p>17.43</text:p>
          </table:table-cell>
          <table:table-cell table:formula="oooc:=CEILING(([.T45]-[.W45]/2);[.W45])" office:value-type="float" office:value="1000">
            <text:p>10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314067.772674218">
            <text:p>314067.77</text:p>
          </table:table-cell>
          <table:table-cell table:formula="oooc:=[.AA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Y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[.$D45]*[$globals.$C$34]/[.$K45]" office:value-type="float" office:value="1045.8">
            <text:p>1045.8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800000000">
            <text:p>1,800,000,000</text:p>
          </table:table-cell>
          <table:table-cell table:formula="oooc:=CEILING(([.R46]-[.V46]/2);[.V46])" office:value-type="float" office:value="28.49">
            <text:p>28.49</text:p>
          </table:table-cell>
          <table:table-cell table:formula="oooc:=CEILING(([.T46]-[.W46]/2);[.W46])" office:value-type="float" office:value="1700">
            <text:p>17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779112.427916044">
            <text:p>779112.43</text:p>
          </table:table-cell>
          <table:table-cell table:formula="oooc:=[.AA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Y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[.$D46]*[$globals.$C$34]/[.$K46]" office:value-type="float" office:value="1709.4">
            <text:p>170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90526.518127927">
            <text:p>190526.52</text:p>
          </table:table-cell>
          <table:table-cell table:formula="oooc:=[.AA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472641.865980365">
            <text:p>472641.87</text:p>
          </table:table-cell>
          <table:table-cell table:formula="oooc:=[.AA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172489.45539123">
            <text:p>1172489.46</text:p>
          </table:table-cell>
          <table:table-cell table:formula="oooc:=[.AA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2908611.40739645">
            <text:p>2908611.41</text:p>
          </table:table-cell>
          <table:table-cell table:formula="oooc:=[.AA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7215434.0325507">
            <text:p>7215434.03</text:p>
          </table:table-cell>
          <table:table-cell table:formula="oooc:=[.AA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7899430.6856181">
            <text:p>17899430.69</text:p>
          </table:table-cell>
          <table:table-cell table:formula="oooc:=[.AA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09/24/2007</text:date>, <text:time>17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24T17:17:49</dc:date>
    <dc:language>en-US</dc:language>
    <meta:editing-cycles>216</meta:editing-cycles>
    <meta:editing-duration>P15DT22H34M5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